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ontereyFLF" svg:font-family="MontereyFLF" style:font-family-generic="system" style:font-pitch="variable" svg:panose-1="2 0 6 3 8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line-height="150%" style:page-number="1"/>
    </style:style>
    <style:style style:name="T17" style:parent-style-name="Fuentedepárrafopredeter." style:family="text">
      <style:text-properties style:font-name="Calibri Light" style:font-name-asian="Times New Roman" style:font-weight-complex="bold" fo:font-size="12pt" style:font-size-asian="12pt"/>
    </style:style>
    <style:style style:name="T18" style:parent-style-name="Fuentedepárrafopredeter." style:family="text">
      <style:text-properties style:font-name="Calibri Light" style:font-name-asian="Times New Roman" style:font-weight-complex="bold" style:text-position="super 66.6%" fo:font-size="12pt" style:font-size-asian="12pt"/>
    </style:style>
    <style:style style:name="T19" style:parent-style-name="Fuentedepárrafopredeter." style:family="text">
      <style:text-properties style:font-name="Calibri Light" style:font-name-asian="Times New Roman" style:font-weight-complex="bold" fo:font-size="12pt" style:font-size-asian="12pt"/>
    </style:style>
    <style:style style:name="TableColumn21" style:family="table-column">
      <style:table-column-properties style:column-width="1.7326in"/>
    </style:style>
    <style:style style:name="TableColumn22" style:family="table-column">
      <style:table-column-properties style:column-width="4.7604in"/>
    </style:style>
    <style:style style:name="Table20" style:family="table">
      <style:table-properties style:width="6.493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5" style:parent-style-name="Normal" style:family="paragraph">
      <style:paragraph-properties fo:line-height="150%">
        <style:tab-stops>
          <style:tab-stop style:type="center" style:position="3.1715in"/>
          <style:tab-stop style:type="left" style:position="3.8645in"/>
        </style:tab-stops>
      </style:paragraph-properties>
    </style:style>
    <style:style style:name="T26" style:parent-style-name="Fuentedepárrafopredeter." style:family="text">
      <style:text-properties style:font-name="Calibri Light" style:font-name-asian="Times New Roman" style:font-weight-complex="bold" fo:color="#FFFFFF" fo:font-size="12pt" style:font-size-asian="12pt"/>
    </style:style>
    <style:style style:name="T27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28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54" style:family="table-row">
      <style:table-row-properties style:min-row-height="1.0534in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P57" style:parent-style-name="Normal" style:family="paragraph">
      <style:paragraph-properties fo:line-height="100%"/>
    </style:style>
    <style:style style:name="T58" style:parent-style-name="Fuentedepárrafopredeter." style:family="text">
      <style:text-properties style:font-name="Calibri Light" style:font-name-asian="Times New Roman" style:font-weight-complex="bold" fo:font-size="10pt" style:font-size-asian="10pt"/>
    </style:style>
    <style:style style:name="T59" style:parent-style-name="Fuentedepárrafopredeter." style:family="text">
      <style:text-properties style:font-name="Calibri Light" style:font-name-asian="Times New Roman" style:font-weight-complex="bold" fo:font-size="10pt" style:font-size-asian="10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TableRow62" style:family="table-row">
      <style:table-row-properties style:min-row-height="0.1819in"/>
    </style:style>
    <style:style style:name="TableCell63" style:family="table-cell">
      <style:table-cell-properties fo:border="0.0069in solid #000000" fo:background-color="#323E4F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 fo:line-height="150%"/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P85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olumn87" style:family="table-column">
      <style:table-column-properties style:column-width="1.4736in"/>
    </style:style>
    <style:style style:name="TableColumn88" style:family="table-column">
      <style:table-column-properties style:column-width="0.3937in"/>
    </style:style>
    <style:style style:name="TableColumn89" style:family="table-column">
      <style:table-column-properties style:column-width="0.3833in"/>
    </style:style>
    <style:style style:name="TableColumn90" style:family="table-column">
      <style:table-column-properties style:column-width="1.6833in"/>
    </style:style>
    <style:style style:name="TableColumn91" style:family="table-column">
      <style:table-column-properties style:column-width="0.3937in"/>
    </style:style>
    <style:style style:name="TableColumn92" style:family="table-column">
      <style:table-column-properties style:column-width="1.7722in"/>
    </style:style>
    <style:style style:name="TableColumn93" style:family="table-column">
      <style:table-column-properties style:column-width="0.0041in"/>
    </style:style>
    <style:style style:name="TableColumn94" style:family="table-column">
      <style:table-column-properties style:column-width="0.3888in"/>
    </style:style>
    <style:style style:name="Table86" style:family="table">
      <style:table-properties style:width="6.493in" fo:margin-left="0in" table:align="lef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97" style:parent-style-name="Normal" style:family="paragraph">
      <style:paragraph-properties fo:line-height="150%">
        <style:tab-stops>
          <style:tab-stop style:type="center" style:position="3.1715in"/>
          <style:tab-stop style:type="left" style:position="3.8645in"/>
        </style:tab-stops>
      </style:paragraph-properties>
    </style:style>
    <style:style style:name="T98" style:parent-style-name="Fuentedepárrafopredeter." style:family="text">
      <style:text-properties style:font-name="Calibri Light" style:font-name-asian="Times New Roman" style:font-weight-complex="bold" fo:color="#FFFFFF" fo:font-size="12pt" style:font-size-asian="12pt"/>
    </style:style>
    <style:style style:name="T99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07" style:parent-style-name="Normal" style:family="paragraph">
      <style:paragraph-properties fo:line-height="150%">
        <style:tab-stops>
          <style:tab-stop style:type="left" style:position="0.177in"/>
          <style:tab-stop style:type="center" style:position="3.1715in"/>
        </style:tab-stops>
      </style:paragraph-properties>
    </style:style>
    <style:style style:name="T108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109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110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111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line-height="150%"/>
    </style:style>
    <style:style style:name="T128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129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130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P134" style:parent-style-name="Normal" style:family="paragraph">
      <style:paragraph-properties fo:line-height="100%"/>
      <style:text-properties style:font-name="Calibri Light" style:font-name-asian="Times New Roman" style:font-weight-complex="bold" fo:font-size="10pt" style:font-size-asian="10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P140" style:parent-style-name="Normal" style:family="paragraph">
      <style:paragraph-properties fo:line-height="100%"/>
      <style:text-properties style:font-name="Calibri Light" style:font-name-asian="Times New Roman" style:font-weight-complex="bold" fo:font-size="10pt" style:font-size-asian="10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P146" style:parent-style-name="Normal" style:family="paragraph">
      <style:paragraph-properties fo:line-height="100%"/>
      <style:text-properties style:font-name="Calibri Light" style:font-name-asian="Times New Roman" style:font-weight-complex="bold" fo:font-size="10pt" style:font-size-asian="10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P152" style:parent-style-name="Normal" style:family="paragraph">
      <style:paragraph-properties fo:line-height="100%"/>
      <style:text-properties style:font-name="Calibri Light" style:font-name-asian="Times New Roman" style:font-weight-complex="bold" fo:font-size="10pt" style:font-size-asian="10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P158" style:parent-style-name="Normal" style:family="paragraph">
      <style:paragraph-properties fo:line-height="100%"/>
      <style:text-properties style:font-name="Calibri Light" style:font-name-asian="Times New Roman" style:font-weight-complex="bold" fo:font-size="10pt" style:font-size-asian="10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P164" style:parent-style-name="Normal" style:family="paragraph">
      <style:paragraph-properties fo:line-height="100%"/>
    </style:style>
    <style:style style:name="T165" style:parent-style-name="Fuentedepárrafopredeter." style:family="text">
      <style:text-properties style:font-name="Calibri Light" style:font-name-asian="Times New Roman" style:font-weight-complex="bold" fo:font-size="10pt" style:font-size-asian="10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168" style:family="table-row">
      <style:table-row-properties style:min-row-height="1.325i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line-height="150%"/>
    </style:style>
    <style:style style:name="T174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Row175" style:family="table-row">
      <style:table-row-properties style:min-row-height="1.393i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TableColumn179" style:family="table-column">
      <style:table-column-properties style:column-width="1.8673in"/>
    </style:style>
    <style:style style:name="TableColumn180" style:family="table-column">
      <style:table-column-properties style:column-width="0.8555in"/>
    </style:style>
    <style:style style:name="TableColumn181" style:family="table-column">
      <style:table-column-properties style:column-width="0.0138in"/>
    </style:style>
    <style:style style:name="TableColumn182" style:family="table-column">
      <style:table-column-properties style:column-width="0.3763in"/>
    </style:style>
    <style:style style:name="TableColumn183" style:family="table-column">
      <style:table-column-properties style:column-width="0.0166in"/>
    </style:style>
    <style:style style:name="TableColumn184" style:family="table-column">
      <style:table-column-properties style:column-width="1.7888in"/>
    </style:style>
    <style:style style:name="TableColumn185" style:family="table-column">
      <style:table-column-properties style:column-width="0.3937in"/>
    </style:style>
    <style:style style:name="TableColumn186" style:family="table-column">
      <style:table-column-properties style:column-width="0.3534in"/>
    </style:style>
    <style:style style:name="TableColumn187" style:family="table-column">
      <style:table-column-properties style:column-width="0.4256in"/>
    </style:style>
    <style:style style:name="TableColumn188" style:family="table-column">
      <style:table-column-properties style:column-width="0.4013in"/>
    </style:style>
    <style:style style:name="Table178" style:family="table">
      <style:table-properties style:width="6.49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line-height="150%">
        <style:tab-stops>
          <style:tab-stop style:type="center" style:position="3.1715in"/>
          <style:tab-stop style:type="left" style:position="3.8645in"/>
        </style:tab-stops>
      </style:paragraph-properties>
    </style:style>
    <style:style style:name="T192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193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194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195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line-height="150%" fo:margin-left="1.5in">
        <style:tab-stops>
          <style:tab-stop style:type="left" style:position="-1.3229in"/>
          <style:tab-stop style:type="center" style:position="1.6715in"/>
        </style:tab-stops>
      </style:paragraph-properties>
    </style:style>
    <style:style style:name="T208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209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210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Cell21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2" style:parent-style-name="Normal" style:family="paragraph">
      <style:paragraph-properties fo:line-height="150%">
        <style:tab-stops>
          <style:tab-stop style:type="left" style:position="0.177in"/>
          <style:tab-stop style:type="center" style:position="3.1715in"/>
        </style:tab-stops>
      </style:paragraph-properties>
      <style:text-properties style:font-name="Calibri Light" style:font-name-asian="Times New Roman" style:font-weight-complex="bold" style:use-window-font-color="true" fo:font-size="12pt" style:font-size-asian="12pt"/>
    </style:style>
    <style:style style:name="TableCell21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50%">
        <style:tab-stops>
          <style:tab-stop style:type="left" style:position="0.177in"/>
          <style:tab-stop style:type="center" style:position="3.1715in"/>
        </style:tab-stops>
      </style:paragraph-properties>
      <style:text-properties style:font-name="Calibri Light" style:font-name-asian="Times New Roman" style:font-weight-complex="bold" style:use-window-font-color="true" fo:font-size="12pt" style:font-size-asian="12pt"/>
    </style:style>
    <style:style style:name="TableCell21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6" style:parent-style-name="Normal" style:family="paragraph">
      <style:paragraph-properties fo:line-height="150%">
        <style:tab-stops>
          <style:tab-stop style:type="left" style:position="0.177in"/>
          <style:tab-stop style:type="center" style:position="3.1715in"/>
        </style:tab-stops>
      </style:paragraph-properties>
      <style:text-properties style:font-name="Calibri Light" style:font-name-asian="Times New Roman" style:font-weight-complex="bold" style:use-window-font-color="true" fo:font-size="12pt" style:font-size-asian="12pt"/>
    </style:style>
    <style:style style:name="TableCell21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8" style:parent-style-name="Normal" style:family="paragraph">
      <style:paragraph-properties fo:line-height="150%">
        <style:tab-stops>
          <style:tab-stop style:type="left" style:position="0.177in"/>
          <style:tab-stop style:type="center" style:position="3.1715in"/>
        </style:tab-stops>
      </style:paragraph-properties>
      <style:text-properties style:font-name="Calibri Light" style:font-name-asian="Times New Roman" style:font-weight-complex="bold" style:use-window-font-color="true" fo:font-size="12pt" style:font-size-asian="12pt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P222" style:parent-style-name="Normal" style:family="paragraph">
      <style:paragraph-properties fo:line-height="100%"/>
      <style:text-properties style:font-name="Calibri Light" style:font-name-asian="Times New Roman" style:font-weight-complex="bold" fo:font-size="10pt" style:font-size-asian="10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 fo:line-height="150%" fo:margin-left="1.5in">
        <style:tab-stops>
          <style:tab-stop style:type="left" style:position="0.0972in"/>
          <style:tab-stop style:type="center" style:position="0.884in"/>
        </style:tab-stops>
      </style:paragraph-properties>
    </style:style>
    <style:style style:name="T228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229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230" style:parent-style-name="Fuentedepárrafopredeter." style:family="text"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Cell2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line-height="150%"/>
      <style:text-properties style:font-name="Calibri Light" style:font-name-asian="Times New Roman" style:font-weight-complex="bold" style:use-window-font-color="true" fo:font-size="12pt" style:font-size-asian="12pt"/>
    </style:style>
    <style:style style:name="TableCell2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line-height="150%"/>
      <style:text-properties style:font-name="Calibri Light" style:font-name-asian="Times New Roman" style:font-weight-complex="bold" style:use-window-font-color="true" fo:font-size="12pt" style:font-size-asian="12pt"/>
    </style:style>
    <style:style style:name="TableCell23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 fo:line-height="150%"/>
      <style:text-properties style:font-name="Calibri Light" style:font-name-asian="Times New Roman" style:font-weight-complex="bold" style:use-window-font-color="true" fo:font-size="12pt" style:font-size-asian="12pt"/>
    </style:style>
    <style:style style:name="TableCell2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center" fo:line-height="150%"/>
      <style:text-properties style:font-name="Calibri Light" style:font-name-asian="Times New Roman" style:font-weight-complex="bold" style:use-window-font-color="true" fo:font-size="12pt" style:font-size-asian="12pt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50%"/>
      <style:text-properties style:font-name="Calibri Light" style:font-name-asian="Times New Roman" style:font-weight-complex="bold" fo:font-size="12pt" style:font-size-asian="12pt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 fo:line-height="150%"/>
      <style:text-properties style:font-name="Calibri Light" style:font-name-asian="Times New Roman" fo:font-weight="bold" style:font-weight-asian="bold" style:font-weight-complex="bold" fo:color="#FFFFFF" fo:font-size="12pt" style:font-size-asian="12pt"/>
    </style:style>
    <style:style style:name="TableRow251" style:family="table-row">
      <style:table-row-properties style:min-row-height="1.2319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line-height="100%"/>
      <style:text-properties style:font-name="Calibri Light" style:font-name-asian="Times New Roman" style:font-weight-complex="bold" fo:font-size="12pt" style:font-size-asian="12pt"/>
    </style:style>
    <style:style style:name="P254" style:parent-style-name="Normal" style:family="paragraph">
      <style:text-properties fo:font-size="10pt" style:font-size-asian="10pt" style:font-size-complex="10pt"/>
    </style:style>
  </office:automatic-styles>
  <office:body>
    <office:text text:use-soft-page-breaks="true">
      <text:p text:style-name="P1"><text:span text:style-name="T17">Los campos con (</text:span><text:span text:style-name="T18">*</text:span><text:span text:style-name="T19">) son de carácter obligatorio</text:span></text:p>
      <text:p text:style-name="Titulo1VMC">Información Personal</text:p>
      <table:table table:style-name="Table20">
        <table:table-columns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columns-spanned="2">
            <text:p text:style-name="P25"><text:span text:style-name="T26"><text:tab/></text:span><text:span text:style-name="T27">GENERAL*</text:span><text:span text:style-name="T28"><text:tab/></text:span></text:p>
          </table:table-cell>
          <table:covered-table-cell/>
        </table:table-row>
        <table:table-row table:style-name="TableRow29">
          <table:table-cell table:style-name="TableCell30">
            <text:p text:style-name="P31">NOMBRE COMPLETO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CIUDAD, REGIÓN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INSTITUCIÓN/EMPRESA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CARGO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PROFESIÓN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DESCRIPCIÓN PERSONAL</text:p>
            <text:p text:style-name="P57"><text:span text:style-name="T58">(30<text:s/></text:span><text:span text:style-name="T59">PALABRAS)</text:span>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 table:number-columns-spanned="2">
            <text:p text:style-name="P64">CONTACTO</text:p>
          </table:table-cell>
          <table:covered-table-cell/>
        </table:table-row>
        <table:table-row table:style-name="TableRow65">
          <table:table-cell table:style-name="TableCell66">
            <text:p text:style-name="P67">LINKEDIN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TWITTER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FONO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PÁGINA WEB</text:p>
          </table:table-cell>
          <table:table-cell table:style-name="TableCell83">
            <text:p text:style-name="P84"/>
          </table:table-cell>
        </table:table-row>
      </table:table>
      <text:p text:style-name="P85">Foto de perfil (Adjuntar Imagen)</text:p>
      <text:p text:style-name="Titulo1VMC">Datos de la Charla</text:p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 table:number-columns-spanned="8">
            <text:p text:style-name="P97"><text:span text:style-name="T98"><text:tab/></text:span><text:span text:style-name="T99">GENERAL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0">
          <table:table-cell table:style-name="TableCell101">
            <text:p text:style-name="P102">NOMBRE CHARLA</text:p>
          </table:table-cell>
          <table:table-cell table:style-name="TableCell103" table:number-columns-spanned="7">
            <text:p text:style-name="P10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5">
          <table:table-cell table:style-name="TableCell106" table:number-columns-spanned="8">
            <text:p text:style-name="P107"><text:span text:style-name="T108"><text:tab/></text:span><text:span text:style-name="T109"><text:tab/>DIFICULTAD*</text:span><text:span text:style-name="T110"><text:s/></text:span><text:span text:style-name="T111">(MARCAR CON X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2">
          <table:table-cell table:style-name="TableCell113" table:number-columns-spanned="2">
            <text:p text:style-name="P114">PRINCIPIANTE</text:p>
          </table:table-cell>
          <table:covered-table-cell/>
          <table:table-cell table:style-name="TableCell115">
            <text:p text:style-name="P116"/>
          </table:table-cell>
          <table:table-cell table:style-name="TableCell117">
            <text:p text:style-name="P118">INTERMEDIO</text:p>
          </table:table-cell>
          <table:table-cell table:style-name="TableCell119">
            <text:p text:style-name="P120"/>
          </table:table-cell>
          <table:table-cell table:style-name="TableCell121">
            <text:p text:style-name="P122">AVANZADO</text:p>
          </table:table-cell>
          <table:table-cell table:style-name="TableCell123" table:number-columns-spanned="2">
            <text:p text:style-name="P124"/>
          </table:table-cell>
          <table:covered-table-cell/>
        </table:table-row>
        <table:table-row table:style-name="TableRow125">
          <table:table-cell table:style-name="TableCell126" table:number-columns-spanned="8">
            <text:p text:style-name="P127"><text:span text:style-name="T128">CATEGORÍA*</text:span><text:span text:style-name="T129"><text:s/></text:span><text:span text:style-name="T130">(MARCAR CON X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">
          <table:table-cell table:style-name="TableCell132" table:number-columns-spanned="7">
            <text:p text:style-name="P133">USO DE DISPOSITIVOS MÓVILES (CULTURA SOCIAL)</text:p>
            <text:p text:style-name="P134">Herramientas de control parental, seguridad y privacida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 table:number-columns-spanned="7">
            <text:p text:style-name="P139">SMARTPHONES Y TABLETS EN EDUCACIÓN</text:p>
            <text:p text:style-name="P140">Inserción de tecnologías móviles en el aula, casos de éxito y desafíos para aplicar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1">
            <text:p text:style-name="P142"/>
          </table:table-cell>
        </table:table-row>
        <text:soft-page-break/>
        <table:table-row table:style-name="TableRow143">
          <table:table-cell table:style-name="TableCell144" table:number-columns-spanned="7">
            <text:p text:style-name="P145">REDES MÓVILES</text:p>
            <text:p text:style-name="P146">4G, 5G, GSM, UMTS, etc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 table:number-columns-spanned="7">
            <text:p text:style-name="P151">CHARLAS TÉCNICAS O DE DESARROLLO<text:s/>MÓVIL</text:p>
            <text:p text:style-name="P152">Frameworks, nuevas plataformas, smartcities, drones, dispositivos vestibles, entre otr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 table:number-columns-spanned="7">
            <text:p text:style-name="P157">EMPRENDIMIENTOS Y EMPRESAS</text:p>
            <text:p text:style-name="P158">Casos de emprendimiento, metodologías de trabajo y desarro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 table:number-columns-spanned="7">
            <text:p text:style-name="P163">OTROS</text:p>
            <text:p text:style-name="P164"><text:span text:style-name="T165">Describir abaj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 table:number-columns-spanned="8">
            <text:p text:style-name="P1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1">
          <table:table-cell table:style-name="TableCell172" table:number-columns-spanned="8">
            <text:p text:style-name="P173"><text:span text:style-name="T174">RESUMEN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5">
          <table:table-cell table:style-name="TableCell176" table:number-columns-spanned="8">
            <text:p text:style-name="P1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itulo1VMC">Cuestionario</text:p>
      <table:table table:style-name="Table178">
        <table:table-columns>
          <table:table-column table:style-name="TableColumn179"/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 table:number-columns-spanned="10">
            <text:p text:style-name="P191"><text:span text:style-name="T192">DIAS DE<text:s/></text:span><text:span text:style-name="T193">ASISTENCIA*</text:span><text:span text:style-name="T194"><text:s/></text:span><text:span text:style-name="T195">(MARCAR CON X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6">
          <table:table-cell table:style-name="TableCell197" table:number-columns-spanned="3">
            <text:p text:style-name="P198">VIERNES</text:p>
          </table:table-cell>
          <table:covered-table-cell/>
          <table:covered-table-cell/>
          <table:table-cell table:style-name="TableCell199" table:number-columns-spanned="2">
            <text:p text:style-name="P200"/>
          </table:table-cell>
          <table:covered-table-cell/>
          <table:table-cell table:style-name="TableCell201" table:number-columns-spanned="4">
            <text:p text:style-name="P202">SÁBADO</text:p>
          </table:table-cell>
          <table:covered-table-cell/>
          <table:covered-table-cell/>
          <table:covered-table-cell/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 table:number-columns-spanned="6">
            <text:p text:style-name="P207"><text:span text:style-name="T208">TRANSPORTE*</text:span><text:span text:style-name="T209"><text:s/></text:span><text:span text:style-name="T210">(MARCAR CON X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11">
            <text:p text:style-name="P212">SI</text:p>
          </table:table-cell>
          <table:table-cell table:style-name="TableCell213">
            <text:p text:style-name="P214"/>
          </table:table-cell>
          <table:table-cell table:style-name="TableCell215">
            <text:p text:style-name="P216">NO</text:p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REGIÓN DE ORIGEN</text:p>
            <text:p text:style-name="P222">Indicar región, ciudad</text:p>
          </table:table-cell>
          <table:table-cell table:style-name="TableCell223" table:number-columns-spanned="9">
            <text:p text:style-name="P2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5">
          <table:table-cell table:style-name="TableCell226" table:number-columns-spanned="6">
            <text:p text:style-name="P227"><text:span text:style-name="T228">ALOJAMIENTO*</text:span><text:span text:style-name="T229"><text:s/></text:span><text:span text:style-name="T230">(MARCAR CON X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31">
            <text:p text:style-name="P232">SI</text:p>
          </table:table-cell>
          <table:table-cell table:style-name="TableCell233">
            <text:p text:style-name="P234"/>
          </table:table-cell>
          <table:table-cell table:style-name="TableCell235">
            <text:p text:style-name="P236">NO</text:p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 table:number-columns-spanned="2">
            <text:p text:style-name="P241">JUEVES</text:p>
          </table:table-cell>
          <table:covered-table-cell/>
          <table:table-cell table:style-name="TableCell242" table:number-columns-spanned="2">
            <text:p text:style-name="P243"/>
          </table:table-cell>
          <table:covered-table-cell/>
          <table:table-cell table:style-name="TableCell244" table:number-columns-spanned="5">
            <text:p text:style-name="P245">VIERNES</text:p>
          </table:table-cell>
          <table:covered-table-cell/>
          <table:covered-table-cell/>
          <table:covered-table-cell/>
          <table:covered-table-cell/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 table:number-columns-spanned="10">
            <text:p text:style-name="P250">COMENTA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1">
          <table:table-cell table:style-name="TableCell252" table:number-columns-spanned="10">
            <text:p text:style-name="P2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ontereyFLF" svg:font-family="MontereyFLF" style:font-family-generic="system" style:font-pitch="variable" svg:panose-1="2 0 6 3 8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L" style:language-asian="es" style:country-asian="CL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fo:color="#666666" fo:font-size="12pt" style:font-size-asian="12pt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uesto" style:display-name="Puesto" style:family="paragraph" style:parent-style-name="Normal" style:next-style-name="Normal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deglobo" style:display-name="Texto de globo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Encabezado" style:display-name="Encabezado" style:family="paragraph" style:parent-style-name="Normal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apple-converted-space" style:display-name="apple-converted-space" style:family="text" style:parent-style-name="Fuentedepárrafopredeter.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use-window-font-color="true" fo:font-size="12pt" style:font-size-asian="12pt" style:font-size-complex="12pt" fo:hyphenate="false"/>
    </style:style>
    <style:style style:name="Titulo1VMC" style:display-name="Titulo 1 VMC" style:family="paragraph" style:parent-style-name="Título1" style:auto-update="true" style:default-outline-level="1">
      <style:paragraph-properties fo:keep-with-next="auto" fo:margin-top="0.1666in" fo:margin-bottom="0.1666in" fo:line-height="100%" fo:background-color="#FFFFFF"/>
      <style:text-properties style:font-name="MontereyFLF" style:font-name-asian="Times New Roman" fo:text-transform="uppercase" fo:color="#1F4E79" fo:font-size="22pt" style:font-size-asian="22pt" style:font-size-complex="9.5pt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Título1Car" style:display-name="Título 1 Car" style:family="text" style:parent-style-name="Fuentedepárrafopredeter.">
      <style:text-properties style:font-name="Trebuchet MS" style:font-name-asian="Trebuchet MS" style:font-name-complex="Trebuchet MS" fo:font-size="16pt" style:font-size-asian="16pt" style:font-size-complex="16pt"/>
    </style:style>
    <style:style style:name="Titulo1VMCCar" style:display-name="Titulo 1 VMC Car" style:family="text" style:parent-style-name="Título1Car">
      <style:text-properties style:font-name="MontereyFLF" style:font-name-asian="Times New Roman" style:font-name-complex="Trebuchet MS" fo:text-transform="uppercase" fo:color="#1F4E79" fo:font-size="22pt" style:font-size-asian="22pt" style:font-size-complex="9.5pt" fo:background-color="#FFFFFF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798in"/>
      </style:header-style>
      <style:footer-style>
        <style:header-footer-properties style:dynamic-spacing="true" fo:min-height="0.1895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style:font-name="MontereyFLF" fo:font-size="14pt" style:font-size-asian="14pt" style:font-size-complex="14pt"/>
    </style:style>
    <style:style style:name="T4" style:parent-style-name="Fuentedepárrafopredeter." style:family="text">
      <style:text-properties style:font-name="MontereyFLF" style:use-window-font-color="true" fo:font-size="14pt" style:font-size-asian="14pt" style:font-size-complex="14pt"/>
    </style:style>
    <style:style style:name="T5" style:parent-style-name="Fuentedepárrafopredeter." style:family="text">
      <style:text-properties style:font-name="MontereyFLF" fo:font-size="14pt" style:font-size-asian="14pt" style:font-size-complex="14pt"/>
    </style:style>
    <style:style style:name="T6" style:parent-style-name="Fuentedepárrafopredeter." style:family="text">
      <style:text-properties style:font-name="MontereyFLF" fo:font-size="14pt" style:font-size-asian="14pt"/>
    </style:style>
    <style:style style:name="P7" style:parent-style-name="Encabezado" style:family="paragraph">
      <style:paragraph-properties fo:text-align="center"/>
    </style:style>
    <style:style style:name="T8" style:parent-style-name="Hipervínculo" style:family="text">
      <style:text-properties fo:color="#3B3838" fo:font-size="9pt" style:font-size-asian="9pt" style:text-underline-type="none"/>
    </style:style>
    <style:style style:name="T9" style:parent-style-name="Fuentedepárrafopredeter." style:family="text">
      <style:text-properties fo:color="#3B3838" fo:font-size="9pt" style:font-size-asian="9pt"/>
    </style:style>
    <style:style style:name="T10" style:parent-style-name="Hipervínculo" style:family="text">
      <style:text-properties fo:color="#3B3838" fo:font-size="9pt" style:font-size-asian="9pt" style:text-underline-type="none"/>
    </style:style>
    <style:style style:name="P11" style:parent-style-name="Encabezado" style:family="paragraph">
      <style:paragraph-properties fo:text-align="center"/>
      <style:text-properties fo:color="#3B3838" fo:font-size="9pt" style:font-size-asian="9pt"/>
    </style:style>
    <style:style style:name="T12" style:parent-style-name="Fuentedepárrafopredeter." style:family="text">
      <style:text-properties fo:font-size="10pt" style:font-size-asian="10pt" style:font-size-complex="10pt"/>
    </style:style>
    <style:style style:name="P13" style:parent-style-name="Piedepágina" style:family="paragraph">
      <style:paragraph-properties fo:text-align="center"/>
    </style:style>
    <style:style style:name="T14" style:parent-style-name="Fuentedepárrafopredeter." style:family="text">
      <style:text-properties fo:color="#3B3838"/>
    </style:style>
    <style:style style:name="T15" style:parent-style-name="Fuentedepárrafopredeter." style:family="text">
      <style:text-properties fo:color="#3B3838"/>
    </style:style>
    <style:style style:name="T16" style:parent-style-name="Fuentedepárrafopredeter." style:family="text">
      <style:text-properties fo:color="#3B3838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2083in" svg:stroke-color="#afabab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0 Imagen" text:anchor-type="paragraph" svg:x="-0.00069in" svg:y="-0.90874in" svg:width="1.52083in" svg:height="0.76875in" style:rel-width="scale" style:rel-height="scale"><draw:image xlink:href="media/image1.png" xlink:type="simple" xlink:show="embed" xlink:actuate="onLoad"/><svg:title/><svg:desc/></draw:frame></text:span><text:span text:style-name="T4"><draw:frame draw:z-index="251660288" draw:style-name="a1" draw:name="Imagen 14" text:anchor-type="paragraph" svg:x="5.65278in" svg:y="-0.29186in" svg:width="0.84684in" svg:height="0.93723in" style:rel-width="scale" style:rel-height="scale"><draw:image xlink:href="media/image2.png" xlink:type="simple" xlink:show="embed" xlink:actuate="onLoad"/><svg:title/><svg:desc/></draw:frame></text:span><text:span text:style-name="T5">VALPARAÍSO</text:span><text:span text:style-name="T6"><text:s/>Mobile Conf</text:span></text:p>
        <text:p text:style-name="P7"><text:a xlink:href="http://www.valpomobileconf.com" office:target-frame-name="_top" xlink:show="replace"><text:span text:style-name="T8">www.valpomobileconf.com</text:span></text:a><text:span text:style-name="T9"><text:s/>|<text:s/></text:span><text:a xlink:href="mailto:valpo.mobile.conf@gmail.com" office:target-frame-name="_top" xlink:show="replace"><text:span text:style-name="T10">valpo.mobile.conf@gmail.com</text:span></text:a></text:p>
        <text:p text:style-name="P11"><text:s text:c="4"/>Móvil: +56 9 9610 7355 | Av. España 1680, Valparaíso</text:p>
        <text:p text:style-name="Encabezado"><text:span text:style-name="T12"><draw:connector draw:type="line" svg:x1="0.00208in" svg:y1="0.18681in" svg:x2="6.50208in" svg:y2="0.18681in" draw:z-index="251661312" draw:id="id0" draw:style-name="a2" draw:name="Conector recto 3" text:anchor-type="paragraph"><svg:title/><svg:desc/></draw:connector></text:span></text:p>
      </style:header>
      <style:footer>
        <text:p text:style-name="P13"><text:span text:style-name="T14">Valparaíso |<text:s/></text:span><text:span text:style-name="T15">Chile,<text:s/></text:span><text:span text:style-name="T16">Abril de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Natalia</meta:initial-creator>
    <dc:creator>xip qwer</dc:creator>
    <meta:creation-date>2015-08-04T23:17:00Z</meta:creation-date>
    <dc:date>2016-04-20T04:44:00Z</dc:date>
    <meta:print-date>2015-08-04T23:17:00Z</meta:print-date>
    <meta:template xlink:href="Normal.dotm" xlink:type="simple"/>
    <meta:editing-cycles>3</meta:editing-cycles>
    <meta:editing-duration>PT0S</meta:editing-duration>
    <meta:document-statistic meta:page-count="2" meta:paragraph-count="2" meta:word-count="178" meta:character-count="1158" meta:row-count="8" meta:non-whitespace-character-count="982"/>
  </office:meta>
</office:document-meta>
</file>